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8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9" style:family="table-cell" style:parent-style-name="Default" style:data-style-name="N36">
      <style:text-properties style:font-name="Noto Sans CJK JP" style:font-name-asian="Noto Sans CJK JP"/>
    </style:style>
    <style:style style:name="ce3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1" style:family="table-cell" style:parent-style-name="Default">
      <style:text-properties style:font-name="Noto Sans CJK JP" style:font-name-asian="Noto Sans CJK JP"/>
    </style:style>
    <style:style style:name="ce12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3" style:family="table-cell" style:parent-style-name="Default" style:data-style-name="N112">
      <style:text-properties style:font-name="Noto Sans CJK JP" style:font-name-asian="Noto Sans CJK JP"/>
    </style:style>
    <style:style style:name="ce14" style:family="table-cell" style:parent-style-name="Default">
      <style:table-cell-properties fo:background-color="#dee7e5"/>
    </style:style>
  </office:automatic-styles>
  <office:body>
    <office:spreadsheet>
      <table:calculation-settings table:automatic-find-labels="false" table:use-regular-expressions="false" table:use-wildcards="true"/>
      <table:table table:name="4月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column table:style-name="co1" table:number-columns-repeated="16380" table:default-cell-style-name="ce11"/>
        <table:table-row table:style-name="ro1">
          <table:table-cell table:style-name="ce8" office:value-type="string" calcext:value-type="string">
            <text:p>日</text:p>
          </table:table-cell>
          <table:table-cell table:style-name="ce3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  <table:table-cell table:style-name="ce3" table:number-columns-repeated="16380"/>
        </table:table-row>
        <table:table-row table:style-name="ro1">
          <table:table-cell office:value-type="date" office:date-value="2025-04-19" calcext:value-type="date">
            <text:p>2025/04/19</text:p>
          </table:table-cell>
          <table:table-cell office:value-type="float" office:value="6" calcext:value-type="float">
            <text:p>6</text:p>
          </table:table-cell>
          <table:table-cell table:formula="of:=TIME(INT(AVERAGE([.B:.B]));ROUND((AVERAGE([.B:.B])-INT(AVERAGE([.B:.B])))*60;0);0)" office:value-type="time" office:time-value="PT05H43M00S" calcext:value-type="time">
            <text:p>05:43</text:p>
          </table:table-cell>
          <table:table-cell table:number-columns-repeated="16381"/>
        </table:table-row>
        <table:table-row table:style-name="ro1">
          <table:table-cell office:value-type="date" office:date-value="2025-04-20" calcext:value-type="date">
            <text:p>2025/04/20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1" calcext:value-type="date">
            <text:p>2025/04/21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2" calcext:value-type="date">
            <text:p>2025/04/22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3" calcext:value-type="date">
            <text:p>2025/04/23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4" calcext:value-type="date">
            <text:p>2025/04/24</text:p>
          </table:table-cell>
          <table:table-cell office:value-type="float" office:value="4.5" calcext:value-type="float">
            <text:p>4.5</text:p>
          </table:table-cell>
          <table:table-cell table:number-columns-repeated="16382"/>
        </table:table-row>
        <table:table-row table:style-name="ro1">
          <table:table-cell office:value-type="date" office:date-value="2025-04-25" calcext:value-type="date">
            <text:p>2025/04/25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6" calcext:value-type="date">
            <text:p>2025/04/26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7" calcext:value-type="date">
            <text:p>2025/04/27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8" calcext:value-type="date">
            <text:p>2025/04/28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9" calcext:value-type="date">
            <text:p>2025/04/29</text:p>
          </table:table-cell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date" office:date-value="2025-04-30" calcext:value-type="date">
            <text:p>2025/04/30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5月" table:style-name="ta1"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3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5-01" calcext:value-type="date">
            <text:p>2025/05/01</text:p>
          </table:table-cell>
          <table:table-cell office:value-type="float" office:value="5" calcext:value-type="float">
            <text:p>5</text:p>
          </table:table-cell>
          <table:table-cell table:formula="of:=TIME(INT(AVERAGE([.B:.B]));ROUND((AVERAGE([.B:.B])-INT(AVERAGE([.B:.B])))*60;0);0)" office:value-type="time" office:time-value="PT04H59M00S" calcext:value-type="time">
            <text:p>04:59</text:p>
          </table:table-cell>
          <table:table-cell/>
        </table:table-row>
        <table:table-row table:style-name="ro1">
          <table:table-cell office:value-type="date" office:date-value="2025-05-02" calcext:value-type="date">
            <text:p>2025/05/0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03" calcext:value-type="date">
            <text:p>2025/05/0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4" calcext:value-type="date">
            <text:p>2025/05/04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5" calcext:value-type="date">
            <text:p>2025/05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6" calcext:value-type="date">
            <text:p>2025/05/0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7" calcext:value-type="date">
            <text:p>2025/05/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5-05-08" calcext:value-type="date">
            <text:p>2025/05/08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09" calcext:value-type="date">
            <text:p>2025/05/0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10" calcext:value-type="date">
            <text:p>2025/05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11" calcext:value-type="date">
            <text:p>2025/05/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12" calcext:value-type="date">
            <text:p>2025/05/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3" calcext:value-type="date">
            <text:p>2025/05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4" calcext:value-type="date">
            <text:p>2025/05/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5" calcext:value-type="date">
            <text:p>2025/05/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6" calcext:value-type="date">
            <text:p>2025/05/1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17" calcext:value-type="date">
            <text:p>2025/05/1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18" calcext:value-type="date">
            <text:p>2025/05/1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9" calcext:value-type="date">
            <text:p>2025/05/1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0" calcext:value-type="date">
            <text:p>2025/05/2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1" calcext:value-type="date">
            <text:p>2025/05/2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22" calcext:value-type="date">
            <text:p>2025/05/2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3" calcext:value-type="date">
            <text:p>2025/05/2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24" calcext:value-type="date">
            <text:p>2025/05/2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5" calcext:value-type="date">
            <text:p>2025/05/25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5-26" calcext:value-type="date">
            <text:p>2025/05/26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27" calcext:value-type="date">
            <text:p>2025/05/27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8" calcext:value-type="date">
            <text:p>2025/05/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29" calcext:value-type="date">
            <text:p>2025/05/2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30" calcext:value-type="date">
            <text:p>2025/05/3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31" calcext:value-type="date">
            <text:p>2025/05/3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6月" table:style-name="ta1"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3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6-01" calcext:value-type="date">
            <text:p>2025/06/01</text:p>
          </table:table-cell>
          <table:table-cell office:value-type="float" office:value="6.5" calcext:value-type="float">
            <text:p>6.5</text:p>
          </table:table-cell>
          <table:table-cell table:formula="of:=TIME(INT(AVERAGE([.B:.B]));ROUND((AVERAGE([.B:.B])-INT(AVERAGE([.B:.B])))*60;0);0)" office:value-type="time" office:time-value="PT05H16M00S" calcext:value-type="time">
            <text:p>05:16</text:p>
          </table:table-cell>
          <table:table-cell/>
        </table:table-row>
        <table:table-row table:style-name="ro1">
          <table:table-cell office:value-type="date" office:date-value="2025-06-02" calcext:value-type="date">
            <text:p>2025/06/0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3" calcext:value-type="date">
            <text:p>2025/06/0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4" calcext:value-type="date">
            <text:p>2025/06/0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5" calcext:value-type="date">
            <text:p>2025/06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6" calcext:value-type="date">
            <text:p>2025/06/0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7" calcext:value-type="date">
            <text:p>2025/06/07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08" calcext:value-type="date">
            <text:p>2025/06/0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09" calcext:value-type="date">
            <text:p>2025/06/0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0" calcext:value-type="date">
            <text:p>2025/06/10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1" calcext:value-type="date">
            <text:p>2025/06/11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2" calcext:value-type="date">
            <text:p>2025/06/12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13" calcext:value-type="date">
            <text:p>2025/06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14" calcext:value-type="date">
            <text:p>2025/06/1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15" calcext:value-type="date">
            <text:p>2025/06/1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16" calcext:value-type="date">
            <text:p>2025/06/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5-06-17" calcext:value-type="date">
            <text:p>2025/06/1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18" calcext:value-type="date">
            <text:p>2025/06/18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6-19" calcext:value-type="date">
            <text:p>2025/06/1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20" calcext:value-type="date">
            <text:p>2025/06/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1" calcext:value-type="date">
            <text:p>2025/06/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2" calcext:value-type="date">
            <text:p>2025/06/22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6-23" calcext:value-type="date">
            <text:p>2025/06/2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6-24" calcext:value-type="date">
            <text:p>2025/06/2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25" calcext:value-type="date">
            <text:p>2025/06/25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26" calcext:value-type="date">
            <text:p>2025/06/2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27" calcext:value-type="date">
            <text:p>2025/06/2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6-28" calcext:value-type="date">
            <text:p>2025/06/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9" calcext:value-type="date">
            <text:p>2025/06/29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30" calcext:value-type="date">
            <text:p>2025/06/3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104854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7月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3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7-01" calcext:value-type="date">
            <text:p>2025/07/01</text:p>
          </table:table-cell>
          <table:table-cell office:value-type="float" office:value="5.5" calcext:value-type="float">
            <text:p>5.5</text:p>
          </table:table-cell>
          <table:table-cell table:formula="of:=TIME(INT(AVERAGE([.B:.B]));ROUND((AVERAGE([.B:.B])-INT(AVERAGE([.B:.B])))*60;0);0)" office:value-type="time" office:time-value="PT05H06M00S" calcext:value-type="time">
            <text:p>05:06</text:p>
          </table:table-cell>
          <table:table-cell/>
        </table:table-row>
        <table:table-row table:style-name="ro1">
          <table:table-cell office:value-type="date" office:date-value="2025-07-02" calcext:value-type="date">
            <text:p>2025/07/0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03" calcext:value-type="date">
            <text:p>2025/07/0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7-04" calcext:value-type="date">
            <text:p>2025/07/0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05" calcext:value-type="date">
            <text:p>2025/07/0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5-07-06" calcext:value-type="date">
            <text:p>2025/07/06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7-07" calcext:value-type="date">
            <text:p>2025/07/0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08" calcext:value-type="date">
            <text:p>2025/07/08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7-09" calcext:value-type="date">
            <text:p>2025/07/09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7-10" calcext:value-type="date">
            <text:p>2025/07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11" calcext:value-type="date">
            <text:p>2025/07/11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7-12" calcext:value-type="date">
            <text:p>2025/07/12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7-13" calcext:value-type="date">
            <text:p>2025/07/13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7-14" calcext:value-type="date">
            <text:p>2025/07/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15" calcext:value-type="date">
            <text:p>2025/07/15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7-16" calcext:value-type="date">
            <text:p>2025/07/1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17" calcext:value-type="date">
            <text:p>2025/07/1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18" calcext:value-type="date">
            <text:p>2025/07/1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7-19" calcext:value-type="date">
            <text:p>2025/07/1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20" calcext:value-type="date">
            <text:p>2025/07/2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5-07-21" calcext:value-type="date">
            <text:p>2025/07/2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22" calcext:value-type="date">
            <text:p>2025/07/2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23" calcext:value-type="date">
            <text:p>2025/07/2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7-24" calcext:value-type="date">
            <text:p>2025/07/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25" calcext:value-type="date">
            <text:p>2025/07/2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26" calcext:value-type="date">
            <text:p>2025/07/26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7-27" calcext:value-type="date">
            <text:p>2025/07/2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7-28" calcext:value-type="date">
            <text:p>2025/07/28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date" office:date-value="2025-07-29" calcext:value-type="date">
            <text:p>2025/07/2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7-30" calcext:value-type="date">
            <text:p>2025/07/3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7-31" calcext:value-type="date">
            <text:p>2025/07/31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8月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3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8-01" calcext:value-type="date">
            <text:p>2025/08/01</text:p>
          </table:table-cell>
          <table:table-cell office:value-type="float" office:value="4.5" calcext:value-type="float">
            <text:p>4.5</text:p>
          </table:table-cell>
          <table:table-cell table:formula="of:=TIME(INT(AVERAGE([.B:.B]));ROUND((AVERAGE([.B:.B])-INT(AVERAGE([.B:.B])))*60;0);0)" office:value-type="time" office:time-value="PT04H30M00S" calcext:value-type="time">
            <text:p>04:30</text:p>
          </table:table-cell>
          <table:table-cell/>
        </table:table-row>
        <table:table-row table:style-name="ro1">
          <table:table-cell office:value-type="date" office:date-value="2025-08-02" calcext:value-type="date">
            <text:p>2025/08/02</text:p>
          </table:table-cell>
          <table:table-cell table:number-columns-repeated="3"/>
        </table:table-row>
        <table:table-row table:style-name="ro1">
          <table:table-cell office:value-type="date" office:date-value="2025-08-03" calcext:value-type="date">
            <text:p>2025/08/03</text:p>
          </table:table-cell>
          <table:table-cell table:number-columns-repeated="3"/>
        </table:table-row>
        <table:table-row table:style-name="ro1">
          <table:table-cell office:value-type="date" office:date-value="2025-08-04" calcext:value-type="date">
            <text:p>2025/08/04</text:p>
          </table:table-cell>
          <table:table-cell table:number-columns-repeated="3"/>
        </table:table-row>
        <table:table-row table:style-name="ro1">
          <table:table-cell office:value-type="date" office:date-value="2025-08-05" calcext:value-type="date">
            <text:p>2025/08/05</text:p>
          </table:table-cell>
          <table:table-cell table:number-columns-repeated="3"/>
        </table:table-row>
        <table:table-row table:style-name="ro1">
          <table:table-cell office:value-type="date" office:date-value="2025-08-06" calcext:value-type="date">
            <text:p>2025/08/06</text:p>
          </table:table-cell>
          <table:table-cell table:number-columns-repeated="3"/>
        </table:table-row>
        <table:table-row table:style-name="ro1">
          <table:table-cell office:value-type="date" office:date-value="2025-08-07" calcext:value-type="date">
            <text:p>2025/08/07</text:p>
          </table:table-cell>
          <table:table-cell table:number-columns-repeated="3"/>
        </table:table-row>
        <table:table-row table:style-name="ro1">
          <table:table-cell office:value-type="date" office:date-value="2025-08-08" calcext:value-type="date">
            <text:p>2025/08/08</text:p>
          </table:table-cell>
          <table:table-cell table:number-columns-repeated="3"/>
        </table:table-row>
        <table:table-row table:style-name="ro1">
          <table:table-cell office:value-type="date" office:date-value="2025-08-09" calcext:value-type="date">
            <text:p>2025/08/09</text:p>
          </table:table-cell>
          <table:table-cell table:number-columns-repeated="3"/>
        </table:table-row>
        <table:table-row table:style-name="ro1">
          <table:table-cell office:value-type="date" office:date-value="2025-08-10" calcext:value-type="date">
            <text:p>2025/08/10</text:p>
          </table:table-cell>
          <table:table-cell table:number-columns-repeated="3"/>
        </table:table-row>
        <table:table-row table:style-name="ro1">
          <table:table-cell office:value-type="date" office:date-value="2025-08-11" calcext:value-type="date">
            <text:p>2025/08/11</text:p>
          </table:table-cell>
          <table:table-cell table:number-columns-repeated="3"/>
        </table:table-row>
        <table:table-row table:style-name="ro1">
          <table:table-cell office:value-type="date" office:date-value="2025-08-12" calcext:value-type="date">
            <text:p>2025/08/12</text:p>
          </table:table-cell>
          <table:table-cell table:number-columns-repeated="3"/>
        </table:table-row>
        <table:table-row table:style-name="ro1">
          <table:table-cell office:value-type="date" office:date-value="2025-08-13" calcext:value-type="date">
            <text:p>2025/08/13</text:p>
          </table:table-cell>
          <table:table-cell table:number-columns-repeated="3"/>
        </table:table-row>
        <table:table-row table:style-name="ro1">
          <table:table-cell office:value-type="date" office:date-value="2025-08-14" calcext:value-type="date">
            <text:p>2025/08/14</text:p>
          </table:table-cell>
          <table:table-cell table:number-columns-repeated="3"/>
        </table:table-row>
        <table:table-row table:style-name="ro1">
          <table:table-cell office:value-type="date" office:date-value="2025-08-15" calcext:value-type="date">
            <text:p>2025/08/15</text:p>
          </table:table-cell>
          <table:table-cell table:number-columns-repeated="3"/>
        </table:table-row>
        <table:table-row table:style-name="ro1">
          <table:table-cell office:value-type="date" office:date-value="2025-08-16" calcext:value-type="date">
            <text:p>2025/08/16</text:p>
          </table:table-cell>
          <table:table-cell table:number-columns-repeated="3"/>
        </table:table-row>
        <table:table-row table:style-name="ro1">
          <table:table-cell office:value-type="date" office:date-value="2025-08-17" calcext:value-type="date">
            <text:p>2025/08/17</text:p>
          </table:table-cell>
          <table:table-cell table:number-columns-repeated="3"/>
        </table:table-row>
        <table:table-row table:style-name="ro1">
          <table:table-cell office:value-type="date" office:date-value="2025-08-18" calcext:value-type="date">
            <text:p>2025/08/18</text:p>
          </table:table-cell>
          <table:table-cell table:number-columns-repeated="3"/>
        </table:table-row>
        <table:table-row table:style-name="ro1">
          <table:table-cell office:value-type="date" office:date-value="2025-08-19" calcext:value-type="date">
            <text:p>2025/08/19</text:p>
          </table:table-cell>
          <table:table-cell table:number-columns-repeated="3"/>
        </table:table-row>
        <table:table-row table:style-name="ro1">
          <table:table-cell office:value-type="date" office:date-value="2025-08-20" calcext:value-type="date">
            <text:p>2025/08/20</text:p>
          </table:table-cell>
          <table:table-cell table:number-columns-repeated="3"/>
        </table:table-row>
        <table:table-row table:style-name="ro1">
          <table:table-cell office:value-type="date" office:date-value="2025-08-21" calcext:value-type="date">
            <text:p>2025/08/21</text:p>
          </table:table-cell>
          <table:table-cell table:number-columns-repeated="3"/>
        </table:table-row>
        <table:table-row table:style-name="ro1">
          <table:table-cell office:value-type="date" office:date-value="2025-08-22" calcext:value-type="date">
            <text:p>2025/08/22</text:p>
          </table:table-cell>
          <table:table-cell table:number-columns-repeated="3"/>
        </table:table-row>
        <table:table-row table:style-name="ro1">
          <table:table-cell office:value-type="date" office:date-value="2025-08-23" calcext:value-type="date">
            <text:p>2025/08/23</text:p>
          </table:table-cell>
          <table:table-cell table:number-columns-repeated="3"/>
        </table:table-row>
        <table:table-row table:style-name="ro1">
          <table:table-cell office:value-type="date" office:date-value="2025-08-24" calcext:value-type="date">
            <text:p>2025/08/24</text:p>
          </table:table-cell>
          <table:table-cell table:number-columns-repeated="3"/>
        </table:table-row>
        <table:table-row table:style-name="ro1">
          <table:table-cell office:value-type="date" office:date-value="2025-08-25" calcext:value-type="date">
            <text:p>2025/08/25</text:p>
          </table:table-cell>
          <table:table-cell table:number-columns-repeated="3"/>
        </table:table-row>
        <table:table-row table:style-name="ro1">
          <table:table-cell office:value-type="date" office:date-value="2025-08-26" calcext:value-type="date">
            <text:p>2025/08/26</text:p>
          </table:table-cell>
          <table:table-cell table:number-columns-repeated="3"/>
        </table:table-row>
        <table:table-row table:style-name="ro1">
          <table:table-cell office:value-type="date" office:date-value="2025-08-27" calcext:value-type="date">
            <text:p>2025/08/27</text:p>
          </table:table-cell>
          <table:table-cell table:number-columns-repeated="3"/>
        </table:table-row>
        <table:table-row table:style-name="ro1">
          <table:table-cell office:value-type="date" office:date-value="2025-08-28" calcext:value-type="date">
            <text:p>2025/08/28</text:p>
          </table:table-cell>
          <table:table-cell table:number-columns-repeated="3"/>
        </table:table-row>
        <table:table-row table:style-name="ro1">
          <table:table-cell office:value-type="date" office:date-value="2025-08-29" calcext:value-type="date">
            <text:p>2025/08/29</text:p>
          </table:table-cell>
          <table:table-cell table:number-columns-repeated="3"/>
        </table:table-row>
        <table:table-row table:style-name="ro1">
          <table:table-cell office:value-type="date" office:date-value="2025-08-30" calcext:value-type="date">
            <text:p>2025/08/30</text:p>
          </table:table-cell>
          <table:table-cell table:number-columns-repeated="3"/>
        </table:table-row>
        <table:table-row table:style-name="ro1">
          <table:table-cell office:value-type="date" office:date-value="2025-08-31" calcext:value-type="date">
            <text:p>2025/08/31</text:p>
          </table:table-cell>
          <table:table-cell table:number-columns-repeated="3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1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1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00/00/00</text:date>, <text:time style:data-style-name="N2" text:time-value="04:44:37.937058592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9T04:58:28.877197567</meta:creation-date>
    <dc:date>2025-08-01T04:45:20.255499639</dc:date>
    <meta:editing-duration>PT39M29S</meta:editing-duration>
    <meta:editing-cycles>99</meta:editing-cycles>
    <meta:generator>LibreOffice/25.2.4.3$Linux_X86_64 LibreOffice_project/520$Build-3</meta:generator>
    <meta:document-statistic meta:table-count="5" meta:cell-count="260" meta:object-count="0"/>
  </office:meta>
</office:document-meta>
</file>